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b63" officeooo:paragraph-rsid="0003f344"/>
    </style:style>
    <style:style style:name="P2" style:family="paragraph" style:parent-style-name="Standard">
      <style:text-properties officeooo:paragraph-rsid="0003f344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Arial1" fo:font-size="11pt" fo:font-weight="bold" officeooo:rsid="00106b63" officeooo:paragraph-rsid="0003f344" style:font-size-asian="11pt" style:font-weight-asian="bold" style:font-size-complex="11pt" style:font-weight-complex="bold"/>
    </style:style>
    <style:style style:name="P6" style:family="paragraph" style:parent-style-name="Standard">
      <style:paragraph-properties fo:break-before="pag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1" fo:font-size="11pt" fo:font-weight="bold" officeooo:rsid="0003f344" officeooo:paragraph-rsid="0003f344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1" fo:font-size="11pt" fo:font-weight="normal" officeooo:rsid="0003f344" officeooo:paragraph-rsid="0003f344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1" fo:font-size="11pt" fo:font-weight="normal" officeooo:paragraph-rsid="0003f34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Mono" fo:font-size="11pt" fo:font-weight="normal" officeooo:paragraph-rsid="0004eb3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Mono" fo:font-size="11pt" officeooo:paragraph-rsid="0006c0be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Mono" fo:font-size="10pt" fo:font-weight="normal" officeooo:paragraph-rsid="0003f34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423cm" fo:margin-bottom="0.423cm" style:contextual-spacing="false"/>
      <style:text-properties style:font-name="Mono" fo:font-size="10pt" officeooo:paragraph-rsid="0006c0be" style:font-size-asian="10pt" style:font-size-complex="10pt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Mono" fo:font-size="10pt" officeooo:paragraph-rsid="0006c0be" style:font-size-asian="10pt" style:font-size-complex="10pt"/>
    </style:style>
    <style:style style:name="P16" style:family="paragraph" style:parent-style-name="Standard">
      <style:paragraph-properties fo:margin-top="0.101cm" fo:margin-bottom="0.101cm" style:contextual-spacing="false" fo:break-before="page"/>
      <style:text-properties style:font-name="Mono" fo:font-size="10pt" officeooo:paragraph-rsid="0006c0b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tos" fo:font-size="12pt" fo:language="es" fo:country="ES" style:font-name-asian="Aptos1" style:font-size-asian="12pt" style:font-name-complex="Aptos1" style:font-size-complex="12pt"/>
    </style:style>
    <style:style style:name="T3" style:family="text">
      <style:text-properties style:font-name="Aptos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4" style:family="text">
      <style:text-properties style:font-name="Aptos" fo:language="es" fo:country="ES" style:font-name-asian="Aptos1" style:font-name-complex="Aptos1"/>
    </style:style>
    <style:style style:name="T5" style:family="text">
      <style:text-properties style:font-name="Aptos" fo:language="es" fo:country="ES" fo:font-weight="normal" style:font-name-asian="Aptos1" style:font-weight-asian="normal" style:font-name-complex="Aptos1" style:font-weight-complex="normal"/>
    </style:style>
    <style:style style:name="T6" style:family="text">
      <style:text-properties officeooo:rsid="00106b63"/>
    </style:style>
    <style:style style:name="T7" style:family="text">
      <style:text-properties fo:font-size="12pt" fo:language="es" fo:country="ES" style:font-name-asian="Aptos1" style:font-size-asian="12pt" style:font-name-complex="Aptos1" style:font-size-complex="12pt"/>
    </style:style>
    <style:style style:name="T8" style:family="text">
      <style:text-properties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9" style:family="text">
      <style:text-properties fo:language="es" fo:country="ES" style:font-name-asian="Aptos1" style:font-name-complex="Aptos1"/>
    </style:style>
    <style:style style:name="T10" style:family="text">
      <style:text-properties fo:language="es" fo:country="ES" fo:font-weight="normal" style:font-name-asian="Aptos1" style:font-weight-asian="normal" style:font-name-complex="Aptos1" style:font-weight-complex="normal"/>
    </style:style>
    <style:style style:name="T11" style:family="text">
      <style:text-properties officeooo:rsid="0003f3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xamen BaseX</text:span></text:p>
      <text:p text:style-name="P2" loext:marker-style-name="T1"><text:span text:style-name="T1"/></text:p>
      <text:p text:style-name="P3" loext:marker-style-name="T1">Ej<text:span text:style-name="T6">ercicio</text:span> 1 </text:p>
      <text:p text:style-name="P3" loext:marker-style-name="T1"/>
      <text:p text:style-name="P3" loext:marker-style-name="T1">Crea una expresión xpath que devuelva la plataforma del juego más vendido de deportes (sports).</text:p>
      <text:p text:style-name="P14" loext:marker-style-name="T1"><text:span text:style-name="T9">//game[genre='Sports'][global_sales = max(//game[genre='Sports']/global_sales)]/platform</text:span></text:p>
      <text:p text:style-name="P5" loext:marker-style-name="T1"><text:span text:style-name="T9">Ejercicio 2</text:span></text:p>
      <text:p text:style-name="P3" loext:marker-style-name="T1">Crea una consulta en xquery que agrupe todos los juegos (solo el nombre) por periodos anuales de forma ordenada, indicando la cantidad de juegos como atributo. </text:p>
      <text:p text:style-name="P3" loext:marker-style-name="T1"/>
      <text:p text:style-name="P12"><text:span text:style-name="T10">for $año in sort(distinct-values(/list/game/year))</text:span></text:p>
      <text:p text:style-name="P12"><text:span text:style-name="T10">let $juegos := /list/game[year = $año]/name</text:span></text:p>
      <text:p text:style-name="P12"><text:span text:style-name="T10">return</text:span></text:p>
      <text:p text:style-name="P12"><text:span text:style-name="T10"><text:s text:c="2"/>&lt;year period="{$año}" count="{count($juegos)}"&gt;</text:span></text:p>
      <text:p text:style-name="P12"><text:span text:style-name="T10"><text:s text:c="4"/>{ $juegos }</text:span></text:p>
      <text:p text:style-name="P12"><text:span text:style-name="T10"><text:s text:c="2"/>&lt;/year&gt;</text:span></text:p>
      <text:p text:style-name="P4" loext:marker-style-name="T1"/>
      <text:p text:style-name="P3" loext:marker-style-name="T1">Ej<text:span text:style-name="T6">ercicio 3</text:span></text:p>
      <text:p text:style-name="P3" loext:marker-style-name="T1"/>
      <text:p text:style-name="P3" loext:marker-style-name="T1">Crea una consulta en xquery <text:s/>que devuelva los 8 juegos que han salido en más de una plataforma, indicando para cada plataforma el número de ventas <text:s text:c="2"/></text:p>
      <text:p text:style-name="P3" loext:marker-style-name="T1">Consulta xquery:</text:p>
      <text:p text:style-name="P3" loext:marker-style-name="T1"/>
      <text:p text:style-name="P15"><text:span text:style-name="T10">for $juegos in distinct-values(/list/game/name)</text:span></text:p>
      <text:p text:style-name="P15"><text:span text:style-name="T10">let $juego_data := /list/game[name = $juegos]</text:span></text:p>
      <text:p text:style-name="P15"><text:span text:style-name="T10">where count($juego_data/platform) &gt; 1</text:span></text:p>
      <text:p text:style-name="P15"><text:span text:style-name="T10">return</text:span></text:p>
      <text:p text:style-name="P15"><text:span text:style-name="T10"><text:s text:c="2"/>&lt;game name="{$juegos}"&gt;</text:span></text:p>
      <text:p text:style-name="P15"><text:span text:style-name="T10"><text:s text:c="4"/>{</text:span></text:p>
      <text:p text:style-name="P15"><text:span text:style-name="T10"><text:s text:c="6"/>for $platforma in distinct-values($juego_data/platform)</text:span></text:p>
      <text:p text:style-name="P15"><text:span text:style-name="T10"><text:s text:c="6"/>let $sales := sum($juego_data[platform = $platforma]/global_sales)</text:span></text:p>
      <text:p text:style-name="P15"><text:span text:style-name="T10"><text:s text:c="6"/>return</text:span></text:p>
      <text:p text:style-name="P15"><text:span text:style-name="T10"><text:s text:c="8"/>&lt;platform name="{$platforma}" sales="{number($sales)}"/&gt;</text:span></text:p>
      <text:p text:style-name="P15"><text:span text:style-name="T10"><text:s text:c="4"/>}</text:span></text:p>
      <text:p text:style-name="P15"><text:span text:style-name="T10"><text:s text:c="2"/>&lt;/game&gt;</text:span></text:p>
      <text:p text:style-name="P15"><text:span text:style-name="T10"/></text:p>
      <text:p text:style-name="P16"><text:span text:style-name="T10"/></text:p>
      <text:p text:style-name="P6"><text:span text:style-name="T11">Ejercicio </text:span>1 </text:p>
      <text:p text:style-name="P7"/>
      <text:p text:style-name="P7">Crea una expresion xPath que devuelva el nombre del juego que menos ventas ha tenido en Wii.</text:p>
      <text:p text:style-name="P7"/>
      <text:p text:style-name="P11" loext:marker-style-name="T1">//game[global_sales = min(//game[platform="Wii"]/global_sales)]/name</text:p>
      <text:p text:style-name="P9"/>
      <text:p text:style-name="P9"/>
      <text:p text:style-name="P9"/>
      <text:p text:style-name="P8">Ejercicio 2</text:p>
      <text:p text:style-name="P8"/>
      <text:p text:style-name="P7">Crea una consulta XQuery que agrupe todos los juegos (solo el nombre y el genero) por publisher, indicando la cantidad de juegos como atributos. Los publisher deberán estar ordenados.</text:p>
      <text:p text:style-name="P10"/>
      <text:p text:style-name="P12">for $nombre in distinct-values(//game/publisher)</text:p>
      <text:p text:style-name="P12">order by $nombre</text:p>
      <text:p text:style-name="P12">let $juegos := //game[publisher = $nombre]</text:p>
      <text:p text:style-name="P12">let $contador := count($juegos)</text:p>
      <text:p text:style-name="P12">return</text:p>
      <text:p text:style-name="P12"><text:s text:c="2"/>&lt;publisher name="{$nombre}" contador="{$contador}"&gt;</text:p>
      <text:p text:style-name="P12"><text:s text:c="2"/>{</text:p>
      <text:p text:style-name="P12"><text:s text:c="4"/>for $game in $juegos</text:p>
      <text:p text:style-name="P12"><text:s text:c="4"/>return</text:p>
      <text:p text:style-name="P12"><text:s text:c="6"/>&lt;game&gt;</text:p>
      <text:p text:style-name="P12"><text:s text:c="8"/>&lt;name&gt;{data($game/name)}&lt;/name&gt;</text:p>
      <text:p text:style-name="P12"><text:s text:c="8"/>&lt;genre&gt;{data($game/genre)}&lt;/genre&gt;</text:p>
      <text:p text:style-name="P12"><text:s text:c="6"/>&lt;/game&gt;</text:p>
      <text:p text:style-name="P12"><text:s text:c="2"/>}</text:p>
      <text:p text:style-name="P12"><text:s text:c="2"/>&lt;/publisher&gt;</text:p>
      <text:p text:style-name="P10"/>
      <text:p text:style-name="P10"/>
      <text:p text:style-name="P8">Ejercicio 3</text:p>
      <text:p text:style-name="P8"/>
      <text:p text:style-name="P7">Crea una consulta XQuery para mostrar el titulo y las ventas del juego mas vendido para genero (el genero como atributo y el total de ventas)</text:p>
      <text:p text:style-name="P7"/>
      <text:p text:style-name="P7"/>
      <text:p text:style-name="P13">for $nombre_genero in distinct-values(/list/game/genre)</text:p>
      <text:p text:style-name="P13">let $juegos_genero := /list/game[genre = $nombre_genero]</text:p>
      <text:p text:style-name="P13"/>
      <text:p text:style-name="P13">let $mejor_juego_genero := (</text:p>
      <text:p text:style-name="P13"><text:s text:c="2"/>for $juego_actual in $juegos_genero</text:p>
      <text:p text:style-name="P13"><text:s text:c="2"/>order by xs:decimal($juego_actual/global_sales) descending</text:p>
      <text:p text:style-name="P13"><text:s text:c="2"/>return $juego_actual</text:p>
      <text:p text:style-name="P13">)[1]</text:p>
      <text:p text:style-name="P13"/>
      <text:p text:style-name="P13"><text:soft-page-break/>return</text:p>
      <text:p text:style-name="P13"><text:s text:c="2"/>&lt;genero nombre="{$nombre_genero}" ventas_mejor_juego="{data($mejor_juego_genero/global_sales)}"&gt;</text:p>
      <text:p text:style-name="P13"><text:s text:c="4"/>&lt;titulo_juego&gt;{data($mejor_juego_genero/name)}&lt;/titulo_juego&gt;</text:p>
      <text:p text:style-name="P13"><text:s text:c="2"/>&lt;/genero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7:37:25.687000000</meta:creation-date>
    <dc:date>2025-05-22T18:39:04.855000000</dc:date>
    <meta:editing-duration>PT46S</meta:editing-duration>
    <meta:editing-cycles>1</meta:editing-cycles>
    <meta:document-statistic meta:table-count="0" meta:image-count="0" meta:object-count="0" meta:page-count="4" meta:paragraph-count="60" meta:word-count="277" meta:character-count="2430" meta:non-whitespace-character-count="2102"/>
    <meta:generator>LibreOffice/24.2.0.3$Windows_X86_64 LibreOffice_project/da48488a73ddd66ea24cf16bbc4f7b9c08e9bea1</meta:generator>
  </office:meta>
</office:document-meta>
</file>